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0.12.0 -->
  <office:font-face-decls>
    <style:font-face style:name="Times New Roman" svg:font-family="Times New Roman" style:font-pitch="variable" style:font-family-generic="roman"/>
  </office:font-face-decls>
  <office:automatic-styles>
    <style:style style:name="P1" style:family="paragraph" style:parent-style-name="Normal" style:master-page-name="Standard"/>
    <style:style style:name="T1_1" style:family="text"/>
    <style:style style:name="P2" style:family="paragraph" style:parent-style-name="Normal"/>
    <style:style style:name="T2_1" style:family="text"/>
    <style:style style:name="P3" style:family="paragraph" style:parent-style-name="Normal"/>
    <style:style style:name="T3_1" style:family="text"/>
    <style:style style:name="P4" style:family="paragraph" style:parent-style-name="Normal"/>
    <style:style style:name="T4_1" style:family="text"/>
    <style:style style:name="P5" style:family="paragraph" style:parent-style-name="Normal"/>
    <style:style style:name="T5_1" style:family="text"/>
    <style:style style:name="P6" style:family="paragraph" style:parent-style-name="Normal"/>
    <style:style style:name="T6_1" style:family="text"/>
    <style:style style:name="P7" style:family="paragraph" style:parent-style-name="Normal"/>
    <style:style style:name="T7_1" style:family="text"/>
    <style:style style:name="P8" style:family="paragraph" style:parent-style-name="Normal"/>
    <style:style style:name="T8_1" style:family="text"/>
    <style:style style:name="P9" style:family="paragraph" style:parent-style-name="Normal"/>
    <style:style style:name="P10" style:family="paragraph" style:parent-style-name="Normal"/>
  </office:automatic-styles>
  <office:body>
    <office:text>
      <text:p text:style-name="P1"><text:span text:style-name="T1_1">More<text:s/>than<text:s/>one<text:s/>analysis<text:s/>is<text:s/>shown<text:s/>for<text:s/>wells<text:s/>UE-25b%1,<text:s/>USW<text:s/>H-1,<text:s/>USW<text:s/>VH-1,<text:s/>and</text:span></text:p>
      <text:p text:style-name="P2"><text:span text:style-name="T2_1">UE-29a/2.<text:s text:c="2"/>The<text:s/>multiple<text:s/>analyses<text:s/>permit<text:s/>a<text:s/>comparison<text:s/>of<text:s/>water<text:s/>compositions<text:s/>as</text:span></text:p>
      <text:p text:style-name="P3"><text:span text:style-name="T3_1">a<text:s/>function<text:s/>of<text:s/>volume<text:s/>of<text:s/>water<text:s/>pumped.<text:s/>The<text:s/>sample<text:s/>obtained<text:s/>on<text:s/>July<text:s/>20,<text:s/>1982,</text:span></text:p>
      <text:p text:style-name="P4"><text:span text:style-name="T4_1">from<text:s/>UE-<text:s/>25b+1<text:s/>was<text:s/>collected<text:s/>after<text:s/>28<text:s/>days<text:s/>of<text:s/>pumping<text:s/>of<text:s/>an<text:s/>interva1<text:s/>863<text:s/>to</text:span></text:p>
      <text:p text:style-name="P5"><text:span text:style-name="T5_1">875<text:s/>m<text:s/>below<text:s/>the<text:s/>land<text:s/>surface<text:s/>(Daniels<text:s/>and<text:s/>others,<text:s/>1982).<text:s/>This<text:s/>interval<text:s/>was</text:span></text:p>
      <text:p text:style-name="P6"><text:span text:style-name="T6_1">i<text:s/>solated<text:s/>using<text:s/>inflatable<text:s/>packers.<text:s/>We11<text:s/>USW<text:s/>H-1<text:s/>was<text:s/>first<text:s/>sampled<text:s/>on</text:span></text:p>
      <text:p text:style-name="P7"><text:span text:style-name="T7_1">October<text:s/>20,<text:s/>1980,<text:s/>after<text:s/>drilling<text:s/>to<text:s/>a<text:s/>depth<text:s/>of<text:s/>687</text:span></text:p>
      <text:p text:style-name="P8"><text:span text:style-name="T8_1"><text:s/>*************<text:s/>Trial<text:s/>Licenses<text:s/>*************<text:s/></text:span></text:p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0.12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